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.setCustomRenderer( Render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setIsStatic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getCustom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getLayou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setLayoutType( final LayoutTyp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getRender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yout.setParent( 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isSta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Layout(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ayout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yout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